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ecision" table:style-name="ta1">
        <table:shapes>
          <draw:frame draw:z-index="0" draw:style-name="gr1" draw:text-style-name="P1" svg:width="20.95cm" svg:height="12.272cm" svg:x="0.11cm" svg:y="0cm">
            <draw:object draw:notify-on-update-of-ranges="Precision.A1:Precision.A1 Precision.B1:Precision.K1 Precision.A2:Precision.A2 Precision.B2:Precision.K2 Precision.A3:Precision.A3 Precision.B3:Precision.K3 Precision.A4:Precision.A4 Precision.B4:Precision.K4 Precision.A5:Precision.A5 Precision.B5:Precision.K5 Precision.A6:Precision.A6 Precision.B6:Precision.K6 Precision.A7:Precision.A7 Precision.B7:Precision.K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 Estimators</text:p>
          </table:table-cell>
          <table:table-cell office:value-type="float" office:value="0.91182796" calcext:value-type="float">
            <text:p>0.91182796</text:p>
          </table:table-cell>
          <table:table-cell office:value-type="float" office:value="0.95143488" calcext:value-type="float">
            <text:p>0.95143488</text:p>
          </table:table-cell>
          <table:table-cell office:value-type="float" office:value="0.88721805" calcext:value-type="float">
            <text:p>0.88721805</text:p>
          </table:table-cell>
          <table:table-cell office:value-type="float" office:value="0.89952153" calcext:value-type="float">
            <text:p>0.89952153</text:p>
          </table:table-cell>
          <table:table-cell office:value-type="float" office:value="0.92" calcext:value-type="float">
            <text:p>0.92</text:p>
          </table:table-cell>
          <table:table-cell office:value-type="float" office:value="0.86390533" calcext:value-type="float">
            <text:p>0.86390533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627451" calcext:value-type="float">
            <text:p>0.93627451</text:p>
          </table:table-cell>
          <table:table-cell office:value-type="float" office:value="0.92795389" calcext:value-type="float">
            <text:p>0.92795389</text:p>
          </table:table-cell>
          <table:table-cell office:value-type="float" office:value="0.91052632" calcext:value-type="float">
            <text:p>0.91052632</text:p>
          </table:table-cell>
        </table:table-row>
        <table:table-row table:style-name="ro1">
          <table:table-cell office:value-type="string" calcext:value-type="string">
            <text:p>10 Estimators</text:p>
          </table:table-cell>
          <table:table-cell office:value-type="float" office:value="0.96839729" calcext:value-type="float">
            <text:p>0.96839729</text:p>
          </table:table-cell>
          <table:table-cell office:value-type="float" office:value="0.97111111" calcext:value-type="float">
            <text:p>0.9711111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3364929" calcext:value-type="float">
            <text:p>0.93364929</text:p>
          </table:table-cell>
          <table:table-cell office:value-type="float" office:value="0.95714286" calcext:value-type="float">
            <text:p>0.95714286</text:p>
          </table:table-cell>
          <table:table-cell office:value-type="float" office:value="0.94478528" calcext:value-type="float">
            <text:p>0.94478528</text:p>
          </table:table-cell>
          <table:table-cell office:value-type="float" office:value="0.94976077" calcext:value-type="float">
            <text:p>0.94976077</text:p>
          </table:table-cell>
          <table:table-cell office:value-type="float" office:value="0.96482412" calcext:value-type="float">
            <text:p>0.96482412</text:p>
          </table:table-cell>
          <table:table-cell office:value-type="float" office:value="0.93066667" calcext:value-type="float">
            <text:p>0.93066667</text:p>
          </table:table-cell>
          <table:table-cell office:value-type="float" office:value="0.94458438" calcext:value-type="float">
            <text:p>0.94458438</text:p>
          </table:table-cell>
        </table:table-row>
        <table:table-row table:style-name="ro1">
          <table:table-cell office:value-type="string" calcext:value-type="string">
            <text:p>15 Estimators</text:p>
          </table:table-cell>
          <table:table-cell office:value-type="float" office:value="0.97065463" calcext:value-type="float">
            <text:p>0.97065463</text:p>
          </table:table-cell>
          <table:table-cell office:value-type="float" office:value="0.97315436" calcext:value-type="float">
            <text:p>0.97315436</text:p>
          </table:table-cell>
          <table:table-cell office:value-type="float" office:value="0.93650794" calcext:value-type="float">
            <text:p>0.93650794</text:p>
          </table:table-cell>
          <table:table-cell office:value-type="float" office:value="0.94613583" calcext:value-type="float">
            <text:p>0.94613583</text:p>
          </table:table-cell>
          <table:table-cell office:value-type="float" office:value="0.95794393" calcext:value-type="float">
            <text:p>0.95794393</text:p>
          </table:table-cell>
          <table:table-cell office:value-type="float" office:value="0.95426829" calcext:value-type="float">
            <text:p>0.95426829</text:p>
          </table:table-cell>
          <table:table-cell office:value-type="float" office:value="0.95883777" calcext:value-type="float">
            <text:p>0.95883777</text:p>
          </table:table-cell>
          <table:table-cell office:value-type="float" office:value="0.96231156" calcext:value-type="float">
            <text:p>0.96231156</text:p>
          </table:table-cell>
          <table:table-cell office:value-type="float" office:value="0.93157895" calcext:value-type="float">
            <text:p>0.93157895</text:p>
          </table:table-cell>
          <table:table-cell office:value-type="float" office:value="0.94629156" calcext:value-type="float">
            <text:p>0.94629156</text:p>
          </table:table-cell>
        </table:table-row>
        <table:table-row table:style-name="ro1">
          <table:table-cell office:value-type="string" calcext:value-type="string">
            <text:p>20 Estimators</text:p>
          </table:table-cell>
          <table:table-cell office:value-type="float" office:value="0.96629213" calcext:value-type="float">
            <text:p>0.96629213</text:p>
          </table:table-cell>
          <table:table-cell office:value-type="float" office:value="0.98185941" calcext:value-type="float">
            <text:p>0.98185941</text:p>
          </table:table-cell>
          <table:table-cell office:value-type="float" office:value="0.93506494" calcext:value-type="float">
            <text:p>0.93506494</text:p>
          </table:table-cell>
          <table:table-cell office:value-type="float" office:value="0.94131455" calcext:value-type="float">
            <text:p>0.94131455</text:p>
          </table:table-cell>
          <table:table-cell office:value-type="float" office:value="0.95402299" calcext:value-type="float">
            <text:p>0.95402299</text:p>
          </table:table-cell>
          <table:table-cell office:value-type="float" office:value="0.95718654" calcext:value-type="float">
            <text:p>0.95718654</text:p>
          </table:table-cell>
          <table:table-cell office:value-type="float" office:value="0.96601942" calcext:value-type="float">
            <text:p>0.96601942</text:p>
          </table:table-cell>
          <table:table-cell office:value-type="float" office:value="0.96984925" calcext:value-type="float">
            <text:p>0.96984925</text:p>
          </table:table-cell>
          <table:table-cell office:value-type="float" office:value="0.93333333" calcext:value-type="float">
            <text:p>0.93333333</text:p>
          </table:table-cell>
          <table:table-cell office:value-type="float" office:value="0.95115681" calcext:value-type="float">
            <text:p>0.95115681</text:p>
          </table:table-cell>
        </table:table-row>
        <table:table-row table:style-name="ro1">
          <table:table-cell office:value-type="string" calcext:value-type="string">
            <text:p>25 Estimators</text:p>
          </table:table-cell>
          <table:table-cell office:value-type="float" office:value="0.97038724" calcext:value-type="float">
            <text:p>0.97038724</text:p>
          </table:table-cell>
          <table:table-cell office:value-type="float" office:value="0.98" calcext:value-type="float">
            <text:p>0.98</text:p>
          </table:table-cell>
          <table:table-cell office:value-type="float" office:value="0.94225722" calcext:value-type="float">
            <text:p>0.94225722</text:p>
          </table:table-cell>
          <table:table-cell office:value-type="float" office:value="0.95192308" calcext:value-type="float">
            <text:p>0.95192308</text:p>
          </table:table-cell>
          <table:table-cell office:value-type="float" office:value="0.96487119" calcext:value-type="float">
            <text:p>0.96487119</text:p>
          </table:table-cell>
          <table:table-cell office:value-type="float" office:value="0.96307692" calcext:value-type="float">
            <text:p>0.96307692</text:p>
          </table:table-cell>
          <table:table-cell office:value-type="float" office:value="0.96368039" calcext:value-type="float">
            <text:p>0.9636803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3281654" calcext:value-type="float">
            <text:p>0.93281654</text:p>
          </table:table-cell>
          <table:table-cell office:value-type="float" office:value="0.94936709" calcext:value-type="float">
            <text:p>0.94936709</text:p>
          </table:table-cell>
        </table:table-row>
        <table:table-row table:style-name="ro1">
          <table:table-cell office:value-type="string" calcext:value-type="string">
            <text:p>30 Estimators</text:p>
          </table:table-cell>
          <table:table-cell office:value-type="float" office:value="0.97727273" calcext:value-type="float">
            <text:p>0.97727273</text:p>
          </table:table-cell>
          <table:table-cell office:value-type="float" office:value="0.98202247" calcext:value-type="float">
            <text:p>0.98202247</text:p>
          </table:table-cell>
          <table:table-cell office:value-type="float" office:value="0.94444444" calcext:value-type="float">
            <text:p>0.94444444</text:p>
          </table:table-cell>
          <table:table-cell office:value-type="float" office:value="0.94988067" calcext:value-type="float">
            <text:p>0.94988067</text:p>
          </table:table-cell>
          <table:table-cell office:value-type="float" office:value="0.96046512" calcext:value-type="float">
            <text:p>0.96046512</text:p>
          </table:table-cell>
          <table:table-cell office:value-type="float" office:value="0.95454545" calcext:value-type="float">
            <text:p>0.95454545</text:p>
          </table:table-cell>
          <table:table-cell office:value-type="float" office:value="0.97317073" calcext:value-type="float">
            <text:p>0.9731707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3005181" calcext:value-type="float">
            <text:p>0.93005181</text:p>
          </table:table-cell>
          <table:table-cell office:value-type="float" office:value="0.94936709" calcext:value-type="float">
            <text:p>0.94936709</text:p>
          </table:table-cell>
        </table:table-row>
      </table:table>
      <table:table table:name="Recall" table:style-name="ta1">
        <table:shapes>
          <draw:frame draw:z-index="0" draw:style-name="gr1" draw:text-style-name="P1" svg:width="15.999cm" svg:height="8.999cm" svg:x="0.1cm" svg:y="3.261cm">
            <draw:object draw:notify-on-update-of-ranges="Recall.A1:Recall.A1 Recall.B1:Recall.K1 Recall.A2:Recall.A2 Recall.B2:Recall.K2 Recall.A3:Recall.A3 Recall.B3:Recall.K3 Recall.A4:Recall.A4 Recall.B4:Recall.K4 Recall.A5:Recall.A5 Recall.B5:Recall.K5 Recall.A6:Recall.A6 Recall.B6:Recall.K6 Recall.A7:Recall.A7 Recall.B7:Recall.K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 Estimators</text:p>
          </table:table-cell>
          <table:table-cell office:value-type="float" office:value="0.97025172" calcext:value-type="float">
            <text:p>0.97025172</text:p>
          </table:table-cell>
          <table:table-cell office:value-type="float" office:value="0.97291196" calcext:value-type="float">
            <text:p>0.97291196</text:p>
          </table:table-cell>
          <table:table-cell office:value-type="float" office:value="0.94148936" calcext:value-type="float">
            <text:p>0.94148936</text:p>
          </table:table-cell>
          <table:table-cell office:value-type="float" office:value="0.88888889" calcext:value-type="float">
            <text:p>0.88888889</text:p>
          </table:table-cell>
          <table:table-cell office:value-type="float" office:value="0.9135514" calcext:value-type="float">
            <text:p>0.9135514</text:p>
          </table:table-cell>
          <table:table-cell office:value-type="float" office:value="0.86646884" calcext:value-type="float">
            <text:p>0.86646884</text:p>
          </table:table-cell>
          <table:table-cell office:value-type="float" office:value="0.94789082" calcext:value-type="float">
            <text:p>0.94789082</text:p>
          </table:table-cell>
          <table:table-cell office:value-type="float" office:value="0.95024876" calcext:value-type="float">
            <text:p>0.95024876</text:p>
          </table:table-cell>
          <table:table-cell office:value-type="float" office:value="0.84293194" calcext:value-type="float">
            <text:p>0.84293194</text:p>
          </table:table-cell>
          <table:table-cell office:value-type="float" office:value="0.86069652" calcext:value-type="float">
            <text:p>0.86069652</text:p>
          </table:table-cell>
        </table:table-row>
        <table:table-row table:style-name="ro1">
          <table:table-cell office:value-type="string" calcext:value-type="string">
            <text:p>10 Estimators</text:p>
          </table:table-cell>
          <table:table-cell office:value-type="float" office:value="0.98169336" calcext:value-type="float">
            <text:p>0.98169336</text:p>
          </table:table-cell>
          <table:table-cell office:value-type="float" office:value="0.98645598" calcext:value-type="float">
            <text:p>0.98645598</text:p>
          </table:table-cell>
          <table:table-cell office:value-type="float" office:value="0.94148936" calcext:value-type="float">
            <text:p>0.94148936</text:p>
          </table:table-cell>
          <table:table-cell office:value-type="float" office:value="0.93144208" calcext:value-type="float">
            <text:p>0.93144208</text:p>
          </table:table-cell>
          <table:table-cell office:value-type="float" office:value="0.93925234" calcext:value-type="float">
            <text:p>0.93925234</text:p>
          </table:table-cell>
          <table:table-cell office:value-type="float" office:value="0.91394659" calcext:value-type="float">
            <text:p>0.91394659</text:p>
          </table:table-cell>
          <table:table-cell office:value-type="float" office:value="0.98511166" calcext:value-type="float">
            <text:p>0.98511166</text:p>
          </table:table-cell>
          <table:table-cell office:value-type="float" office:value="0.95522388" calcext:value-type="float">
            <text:p>0.95522388</text:p>
          </table:table-cell>
          <table:table-cell office:value-type="float" office:value="0.91361257" calcext:value-type="float">
            <text:p>0.91361257</text:p>
          </table:table-cell>
          <table:table-cell office:value-type="float" office:value="0.93283582" calcext:value-type="float">
            <text:p>0.93283582</text:p>
          </table:table-cell>
        </table:table-row>
        <table:table-row table:style-name="ro1">
          <table:table-cell office:value-type="string" calcext:value-type="string">
            <text:p>15 Estimators</text:p>
          </table:table-cell>
          <table:table-cell office:value-type="float" office:value="0.98398169" calcext:value-type="float">
            <text:p>0.98398169</text:p>
          </table:table-cell>
          <table:table-cell office:value-type="float" office:value="0.98194131" calcext:value-type="float">
            <text:p>0.98194131</text:p>
          </table:table-cell>
          <table:table-cell office:value-type="float" office:value="0.94148936" calcext:value-type="float">
            <text:p>0.94148936</text:p>
          </table:table-cell>
          <table:table-cell office:value-type="float" office:value="0.95508274" calcext:value-type="float">
            <text:p>0.95508274</text:p>
          </table:table-cell>
          <table:table-cell office:value-type="float" office:value="0.95794393" calcext:value-type="float">
            <text:p>0.95794393</text:p>
          </table:table-cell>
          <table:table-cell office:value-type="float" office:value="0.92878338" calcext:value-type="float">
            <text:p>0.92878338</text:p>
          </table:table-cell>
          <table:table-cell office:value-type="float" office:value="0.98263027" calcext:value-type="float">
            <text:p>0.98263027</text:p>
          </table:table-cell>
          <table:table-cell office:value-type="float" office:value="0.95273632" calcext:value-type="float">
            <text:p>0.95273632</text:p>
          </table:table-cell>
          <table:table-cell office:value-type="float" office:value="0.92670157" calcext:value-type="float">
            <text:p>0.92670157</text:p>
          </table:table-cell>
          <table:table-cell office:value-type="float" office:value="0.92039801" calcext:value-type="float">
            <text:p>0.92039801</text:p>
          </table:table-cell>
        </table:table-row>
        <table:table-row table:style-name="ro1">
          <table:table-cell office:value-type="string" calcext:value-type="string">
            <text:p>20 Estimators</text:p>
          </table:table-cell>
          <table:table-cell office:value-type="float" office:value="0.98398169" calcext:value-type="float">
            <text:p>0.98398169</text:p>
          </table:table-cell>
          <table:table-cell office:value-type="float" office:value="0.97742664" calcext:value-type="float">
            <text:p>0.97742664</text:p>
          </table:table-cell>
          <table:table-cell office:value-type="float" office:value="0.95744681" calcext:value-type="float">
            <text:p>0.95744681</text:p>
          </table:table-cell>
          <table:table-cell office:value-type="float" office:value="0.94799054" calcext:value-type="float">
            <text:p>0.94799054</text:p>
          </table:table-cell>
          <table:table-cell office:value-type="float" office:value="0.96962617" calcext:value-type="float">
            <text:p>0.96962617</text:p>
          </table:table-cell>
          <table:table-cell office:value-type="float" office:value="0.92878338" calcext:value-type="float">
            <text:p>0.92878338</text:p>
          </table:table-cell>
          <table:table-cell office:value-type="float" office:value="0.98759305" calcext:value-type="float">
            <text:p>0.98759305</text:p>
          </table:table-cell>
          <table:table-cell office:value-type="float" office:value="0.960199" calcext:value-type="float">
            <text:p>0.960199</text:p>
          </table:table-cell>
          <table:table-cell office:value-type="float" office:value="0.91623037" calcext:value-type="float">
            <text:p>0.91623037</text:p>
          </table:table-cell>
          <table:table-cell office:value-type="float" office:value="0.92039801" calcext:value-type="float">
            <text:p>0.92039801</text:p>
          </table:table-cell>
        </table:table-row>
        <table:table-row table:style-name="ro1">
          <table:table-cell office:value-type="string" calcext:value-type="string">
            <text:p>25 Estimators</text:p>
          </table:table-cell>
          <table:table-cell office:value-type="float" office:value="0.97482838" calcext:value-type="float">
            <text:p>0.97482838</text:p>
          </table:table-cell>
          <table:table-cell office:value-type="float" office:value="0.99548533" calcext:value-type="float">
            <text:p>0.99548533</text:p>
          </table:table-cell>
          <table:table-cell office:value-type="float" office:value="0.95478723" calcext:value-type="float">
            <text:p>0.95478723</text:p>
          </table:table-cell>
          <table:table-cell office:value-type="float" office:value="0.93617021" calcext:value-type="float">
            <text:p>0.93617021</text:p>
          </table:table-cell>
          <table:table-cell office:value-type="float" office:value="0.96261682" calcext:value-type="float">
            <text:p>0.96261682</text:p>
          </table:table-cell>
          <table:table-cell office:value-type="float" office:value="0.92878338" calcext:value-type="float">
            <text:p>0.92878338</text:p>
          </table:table-cell>
          <table:table-cell office:value-type="float" office:value="0.98759305" calcext:value-type="float">
            <text:p>0.98759305</text:p>
          </table:table-cell>
          <table:table-cell office:value-type="float" office:value="0.96766169" calcext:value-type="float">
            <text:p>0.96766169</text:p>
          </table:table-cell>
          <table:table-cell office:value-type="float" office:value="0.94502618" calcext:value-type="float">
            <text:p>0.94502618</text:p>
          </table:table-cell>
          <table:table-cell office:value-type="float" office:value="0.93283582" calcext:value-type="float">
            <text:p>0.93283582</text:p>
          </table:table-cell>
        </table:table-row>
        <table:table-row table:style-name="ro1">
          <table:table-cell office:value-type="string" calcext:value-type="string">
            <text:p>30 Estimators</text:p>
          </table:table-cell>
          <table:table-cell office:value-type="float" office:value="0.98398169" calcext:value-type="float">
            <text:p>0.98398169</text:p>
          </table:table-cell>
          <table:table-cell office:value-type="float" office:value="0.98645598" calcext:value-type="float">
            <text:p>0.98645598</text:p>
          </table:table-cell>
          <table:table-cell office:value-type="float" office:value="0.94946809" calcext:value-type="float">
            <text:p>0.94946809</text:p>
          </table:table-cell>
          <table:table-cell office:value-type="float" office:value="0.94089835" calcext:value-type="float">
            <text:p>0.94089835</text:p>
          </table:table-cell>
          <table:table-cell office:value-type="float" office:value="0.96495327" calcext:value-type="float">
            <text:p>0.96495327</text:p>
          </table:table-cell>
          <table:table-cell office:value-type="float" office:value="0.9347181" calcext:value-type="float">
            <text:p>0.9347181</text:p>
          </table:table-cell>
          <table:table-cell office:value-type="float" office:value="0.99007444" calcext:value-type="float">
            <text:p>0.99007444</text:p>
          </table:table-cell>
          <table:table-cell office:value-type="float" office:value="0.95771144" calcext:value-type="float">
            <text:p>0.95771144</text:p>
          </table:table-cell>
          <table:table-cell office:value-type="float" office:value="0.93979058" calcext:value-type="float">
            <text:p>0.93979058</text:p>
          </table:table-cell>
          <table:table-cell office:value-type="float" office:value="0.93283582" calcext:value-type="float">
            <text:p>0.93283582</text:p>
          </table:table-cell>
        </table:table-row>
      </table:table>
      <table:table table:name="Support" table:style-name="ta1">
        <table:shapes>
          <draw:frame draw:z-index="0" draw:style-name="gr1" draw:text-style-name="P1" svg:width="15.999cm" svg:height="8.999cm" svg:x="0.1cm" svg:y="3.261cm">
            <draw:object draw:notify-on-update-of-ranges="Support.A1:Support.A1 Support.B1:Support.K1 Support.A2:Support.A2 Support.B2:Support.K2 Support.A3:Support.A3 Support.B3:Support.K3 Support.A4:Support.A4 Support.B4:Support.K4 Support.A5:Support.A5 Support.B5:Support.K5 Support.A6:Support.A6 Support.B6:Support.K6 Support.A7:Support.A7 Support.B7:Support.K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1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15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5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30 Estimators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76" calcext:value-type="float">
            <text:p>376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337" calcext:value-type="float">
            <text:p>33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402" calcext:value-type="float">
            <text:p>402</text:p>
          </table:table-cell>
        </table:table-row>
      </table:table>
      <table:table table:name="Fscore" table:style-name="ta1">
        <table:shapes>
          <draw:frame draw:z-index="0" draw:style-name="gr1" draw:text-style-name="P1" svg:width="15.999cm" svg:height="8.999cm" svg:x="0.1cm" svg:y="3.261cm">
            <draw:object draw:notify-on-update-of-ranges="Fscore.A1:Fscore.A1 Fscore.B1:Fscore.K1 Fscore.A2:Fscore.A2 Fscore.B2:Fscore.K2 Fscore.A3:Fscore.A3 Fscore.B3:Fscore.K3 Fscore.A4:Fscore.A4 Fscore.B4:Fscore.K4 Fscore.A5:Fscore.A5 Fscore.B5:Fscore.K5 Fscore.A6:Fscore.A6 Fscore.B6:Fscore.K6 Fscore.A7:Fscore.A7 Fscore.B7:Fscore.K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 Estimators</text:p>
          </table:table-cell>
          <table:table-cell office:value-type="float" office:value="0.94013304" calcext:value-type="float">
            <text:p>0.94013304</text:p>
          </table:table-cell>
          <table:table-cell office:value-type="float" office:value="0.96205357" calcext:value-type="float">
            <text:p>0.96205357</text:p>
          </table:table-cell>
          <table:table-cell office:value-type="float" office:value="0.91354839" calcext:value-type="float">
            <text:p>0.91354839</text:p>
          </table:table-cell>
          <table:table-cell office:value-type="float" office:value="0.8941736" calcext:value-type="float">
            <text:p>0.8941736</text:p>
          </table:table-cell>
          <table:table-cell office:value-type="float" office:value="0.91676436" calcext:value-type="float">
            <text:p>0.91676436</text:p>
          </table:table-cell>
          <table:table-cell office:value-type="float" office:value="0.86518519" calcext:value-type="float">
            <text:p>0.86518519</text:p>
          </table:table-cell>
          <table:table-cell office:value-type="float" office:value="0.95143213" calcext:value-type="float">
            <text:p>0.95143213</text:p>
          </table:table-cell>
          <table:table-cell office:value-type="float" office:value="0.94320988" calcext:value-type="float">
            <text:p>0.94320988</text:p>
          </table:table-cell>
          <table:table-cell office:value-type="float" office:value="0.88340192" calcext:value-type="float">
            <text:p>0.88340192</text:p>
          </table:table-cell>
          <table:table-cell office:value-type="float" office:value="0.88491049" calcext:value-type="float">
            <text:p>0.88491049</text:p>
          </table:table-cell>
        </table:table-row>
        <table:table-row table:style-name="ro1">
          <table:table-cell office:value-type="string" calcext:value-type="string">
            <text:p>10 Estimators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87234" calcext:value-type="float">
            <text:p>0.9787234</text:p>
          </table:table-cell>
          <table:table-cell office:value-type="float" office:value="0.93157895" calcext:value-type="float">
            <text:p>0.93157895</text:p>
          </table:table-cell>
          <table:table-cell office:value-type="float" office:value="0.93254438" calcext:value-type="float">
            <text:p>0.93254438</text:p>
          </table:table-cell>
          <table:table-cell office:value-type="float" office:value="0.94811321" calcext:value-type="float">
            <text:p>0.94811321</text:p>
          </table:table-cell>
          <table:table-cell office:value-type="float" office:value="0.92911011" calcext:value-type="float">
            <text:p>0.92911011</text:p>
          </table:table-cell>
          <table:table-cell office:value-type="float" office:value="0.96711328" calcext:value-type="float">
            <text:p>0.96711328</text:p>
          </table:table-cell>
          <table:table-cell office:value-type="float" office:value="0.96" calcext:value-type="float">
            <text:p>0.96</text:p>
          </table:table-cell>
          <table:table-cell office:value-type="float" office:value="0.92206077" calcext:value-type="float">
            <text:p>0.92206077</text:p>
          </table:table-cell>
          <table:table-cell office:value-type="float" office:value="0.93867334" calcext:value-type="float">
            <text:p>0.93867334</text:p>
          </table:table-cell>
        </table:table-row>
        <table:table-row table:style-name="ro1">
          <table:table-cell office:value-type="string" calcext:value-type="string">
            <text:p>15 Estimators</text:p>
          </table:table-cell>
          <table:table-cell office:value-type="float" office:value="0.97727273" calcext:value-type="float">
            <text:p>0.97727273</text:p>
          </table:table-cell>
          <table:table-cell office:value-type="float" office:value="0.97752809" calcext:value-type="float">
            <text:p>0.97752809</text:p>
          </table:table-cell>
          <table:table-cell office:value-type="float" office:value="0.93899204" calcext:value-type="float">
            <text:p>0.93899204</text:p>
          </table:table-cell>
          <table:table-cell office:value-type="float" office:value="0.95058824" calcext:value-type="float">
            <text:p>0.95058824</text:p>
          </table:table-cell>
          <table:table-cell office:value-type="float" office:value="0.95794393" calcext:value-type="float">
            <text:p>0.95794393</text:p>
          </table:table-cell>
          <table:table-cell office:value-type="float" office:value="0.94135338" calcext:value-type="float">
            <text:p>0.94135338</text:p>
          </table:table-cell>
          <table:table-cell office:value-type="float" office:value="0.97058824" calcext:value-type="float">
            <text:p>0.97058824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92913386" calcext:value-type="float">
            <text:p>0.92913386</text:p>
          </table:table-cell>
          <table:table-cell office:value-type="float" office:value="0.9331652" calcext:value-type="float">
            <text:p>0.9331652</text:p>
          </table:table-cell>
        </table:table-row>
        <table:table-row table:style-name="ro1">
          <table:table-cell office:value-type="string" calcext:value-type="string">
            <text:p>20 Estimators</text:p>
          </table:table-cell>
          <table:table-cell office:value-type="float" office:value="0.97505669" calcext:value-type="float">
            <text:p>0.97505669</text:p>
          </table:table-cell>
          <table:table-cell office:value-type="float" office:value="0.97963801" calcext:value-type="float">
            <text:p>0.97963801</text:p>
          </table:table-cell>
          <table:table-cell office:value-type="float" office:value="0.94612352" calcext:value-type="float">
            <text:p>0.94612352</text:p>
          </table:table-cell>
          <table:table-cell office:value-type="float" office:value="0.94464075" calcext:value-type="float">
            <text:p>0.94464075</text:p>
          </table:table-cell>
          <table:table-cell office:value-type="float" office:value="0.9617613" calcext:value-type="float">
            <text:p>0.9617613</text:p>
          </table:table-cell>
          <table:table-cell office:value-type="float" office:value="0.94277108" calcext:value-type="float">
            <text:p>0.94277108</text:p>
          </table:table-cell>
          <table:table-cell office:value-type="float" office:value="0.97668712" calcext:value-type="float">
            <text:p>0.97668712</text:p>
          </table:table-cell>
          <table:table-cell office:value-type="float" office:value="0.965" calcext:value-type="float">
            <text:p>0.965</text:p>
          </table:table-cell>
          <table:table-cell office:value-type="float" office:value="0.92470277" calcext:value-type="float">
            <text:p>0.92470277</text:p>
          </table:table-cell>
          <table:table-cell office:value-type="float" office:value="0.93552465" calcext:value-type="float">
            <text:p>0.93552465</text:p>
          </table:table-cell>
        </table:table-row>
        <table:table-row table:style-name="ro1">
          <table:table-cell office:value-type="string" calcext:value-type="string">
            <text:p>25 Estimators</text:p>
          </table:table-cell>
          <table:table-cell office:value-type="float" office:value="0.97260274" calcext:value-type="float">
            <text:p>0.97260274</text:p>
          </table:table-cell>
          <table:table-cell office:value-type="float" office:value="0.98768197" calcext:value-type="float">
            <text:p>0.98768197</text:p>
          </table:table-cell>
          <table:table-cell office:value-type="float" office:value="0.94848085" calcext:value-type="float">
            <text:p>0.94848085</text:p>
          </table:table-cell>
          <table:table-cell office:value-type="float" office:value="0.94398093" calcext:value-type="float">
            <text:p>0.94398093</text:p>
          </table:table-cell>
          <table:table-cell office:value-type="float" office:value="0.96374269" calcext:value-type="float">
            <text:p>0.96374269</text:p>
          </table:table-cell>
          <table:table-cell office:value-type="float" office:value="0.94561934" calcext:value-type="float">
            <text:p>0.94561934</text:p>
          </table:table-cell>
          <table:table-cell office:value-type="float" office:value="0.9754902" calcext:value-type="float">
            <text:p>0.9754902</text:p>
          </table:table-cell>
          <table:table-cell office:value-type="float" office:value="0.97007481" calcext:value-type="float">
            <text:p>0.97007481</text:p>
          </table:table-cell>
          <table:table-cell office:value-type="float" office:value="0.93888166" calcext:value-type="float">
            <text:p>0.93888166</text:p>
          </table:table-cell>
          <table:table-cell office:value-type="float" office:value="0.94102886" calcext:value-type="float">
            <text:p>0.94102886</text:p>
          </table:table-cell>
        </table:table-row>
        <table:table-row table:style-name="ro1">
          <table:table-cell office:value-type="string" calcext:value-type="string">
            <text:p>30 Estimators</text:p>
          </table:table-cell>
          <table:table-cell office:value-type="float" office:value="0.98061574" calcext:value-type="float">
            <text:p>0.98061574</text:p>
          </table:table-cell>
          <table:table-cell office:value-type="float" office:value="0.98423423" calcext:value-type="float">
            <text:p>0.98423423</text:p>
          </table:table-cell>
          <table:table-cell office:value-type="float" office:value="0.9469496" calcext:value-type="float">
            <text:p>0.9469496</text:p>
          </table:table-cell>
          <table:table-cell office:value-type="float" office:value="0.94536817" calcext:value-type="float">
            <text:p>0.94536817</text:p>
          </table:table-cell>
          <table:table-cell office:value-type="float" office:value="0.96270396" calcext:value-type="float">
            <text:p>0.96270396</text:p>
          </table:table-cell>
          <table:table-cell office:value-type="float" office:value="0.94452774" calcext:value-type="float">
            <text:p>0.94452774</text:p>
          </table:table-cell>
          <table:table-cell office:value-type="float" office:value="0.98154982" calcext:value-type="float">
            <text:p>0.98154982</text:p>
          </table:table-cell>
          <table:table-cell office:value-type="float" office:value="0.96009975" calcext:value-type="float">
            <text:p>0.96009975</text:p>
          </table:table-cell>
          <table:table-cell office:value-type="float" office:value="0.93489583" calcext:value-type="float">
            <text:p>0.93489583</text:p>
          </table:table-cell>
          <table:table-cell office:value-type="float" office:value="0.94102886" calcext:value-type="float">
            <text:p>0.94102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9:22:27.354183031</meta:creation-date>
    <dc:date>2014-11-22T19:51:32.584906923</dc:date>
    <meta:editing-duration>PT13M34S</meta:editing-duration>
    <meta:editing-cycles>3</meta:editing-cycles>
    <meta:generator>LibreOffice/4.2.4.2$Linux_X86_64 LibreOffice_project/420m0$Build-2</meta:generator>
    <meta:document-statistic meta:table-count="4" meta:cell-count="3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51cm" svg:height="12.273cm" xlink:href=".." xlink:type="simple" chart:class="chart:line" chart:style-name="ch1">
        <chart:legend chart:legend-position="end" svg:x="17.464cm" svg:y="4.592cm" style:legend-expansion="high" chart:style-name="ch2"/>
        <chart:plot-area chart:style-name="ch3" table:cell-range-address="Precision.A1:Precision.K7" chart:data-source-has-labels="both" svg:x="0.869cm" svg:y="1.115cm" svg:width="15.757cm" svg:height="10.493cm">
          <chartooo:coordinate-region svg:x="1.781cm" svg:y="1.314cm" svg:width="14.751cm" svg:height="9.647cm"/>
          <chart:axis chart:dimension="x" chart:name="primary-x" chart:style-name="ch4" chartooo:axis-type="auto">
            <chartooo:date-scale/>
            <chart:categories table:cell-range-address="Precision.B1:Precision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ecision.B2:Precision.K2" chart:label-cell-address="Precision.A2:Precision.A2" chart:class="chart:line">
            <chart:data-point chart:repeated="10"/>
          </chart:series>
          <chart:series chart:style-name="ch7" chart:values-cell-range-address="Precision.B3:Precision.K3" chart:label-cell-address="Precision.A3:Precision.A3" chart:class="chart:line">
            <chart:data-point chart:repeated="10"/>
          </chart:series>
          <chart:series chart:style-name="ch8" chart:values-cell-range-address="Precision.B4:Precision.K4" chart:label-cell-address="Precision.A4:Precision.A4" chart:class="chart:line">
            <chart:data-point chart:repeated="10"/>
          </chart:series>
          <chart:series chart:style-name="ch9" chart:values-cell-range-address="Precision.B5:Precision.K5" chart:label-cell-address="Precision.A5:Precision.A5" chart:class="chart:line">
            <chart:data-point chart:repeated="10"/>
          </chart:series>
          <chart:series chart:style-name="ch10" chart:values-cell-range-address="Precision.B6:Precision.K6" chart:label-cell-address="Precision.A6:Precision.A6" chart:class="chart:line">
            <chart:data-point chart:repeated="10"/>
          </chart:series>
          <chart:series chart:style-name="ch11" chart:values-cell-range-address="Precision.B7:Precision.K7" chart:label-cell-address="Precision.A7:Precision.A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recision.B1:Precision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 Estimators</text:p>
                <draw:g>
                  <svg:desc>Precision.A2:Precision.A2</svg:desc>
                </draw:g>
              </table:table-cell>
              <table:table-cell office:value-type="float" office:value="0.91182796">
                <text:p>0.91182796</text:p>
                <draw:g>
                  <svg:desc>Precision.B2:Precision.K2</svg:desc>
                </draw:g>
              </table:table-cell>
              <table:table-cell office:value-type="float" office:value="0.95143488">
                <text:p>0.95143488</text:p>
              </table:table-cell>
              <table:table-cell office:value-type="float" office:value="0.88721805">
                <text:p>0.88721805</text:p>
              </table:table-cell>
              <table:table-cell office:value-type="float" office:value="0.89952153">
                <text:p>0.89952153</text:p>
              </table:table-cell>
              <table:table-cell office:value-type="float" office:value="0.92">
                <text:p>0.92</text:p>
              </table:table-cell>
              <table:table-cell office:value-type="float" office:value="0.86390533">
                <text:p>0.86390533</text:p>
              </table:table-cell>
              <table:table-cell office:value-type="float" office:value="0.955">
                <text:p>0.955</text:p>
              </table:table-cell>
              <table:table-cell office:value-type="float" office:value="0.93627451">
                <text:p>0.93627451</text:p>
              </table:table-cell>
              <table:table-cell office:value-type="float" office:value="0.92795389">
                <text:p>0.92795389</text:p>
              </table:table-cell>
              <table:table-cell office:value-type="float" office:value="0.91052632">
                <text:p>0.91052632</text:p>
              </table:table-cell>
            </table:table-row>
            <table:table-row>
              <table:table-cell office:value-type="string">
                <text:p>10 Estimators</text:p>
                <draw:g>
                  <svg:desc>Precision.A3:Precision.A3</svg:desc>
                </draw:g>
              </table:table-cell>
              <table:table-cell office:value-type="float" office:value="0.96839729">
                <text:p>0.96839729</text:p>
                <draw:g>
                  <svg:desc>Precision.B3:Precision.K3</svg:desc>
                </draw:g>
              </table:table-cell>
              <table:table-cell office:value-type="float" office:value="0.97111111">
                <text:p>0.97111111</text:p>
              </table:table-cell>
              <table:table-cell office:value-type="float" office:value="0.921875">
                <text:p>0.921875</text:p>
              </table:table-cell>
              <table:table-cell office:value-type="float" office:value="0.93364929">
                <text:p>0.93364929</text:p>
              </table:table-cell>
              <table:table-cell office:value-type="float" office:value="0.95714286">
                <text:p>0.95714286</text:p>
              </table:table-cell>
              <table:table-cell office:value-type="float" office:value="0.94478528">
                <text:p>0.94478528</text:p>
              </table:table-cell>
              <table:table-cell office:value-type="float" office:value="0.94976077">
                <text:p>0.94976077</text:p>
              </table:table-cell>
              <table:table-cell office:value-type="float" office:value="0.96482412">
                <text:p>0.96482412</text:p>
              </table:table-cell>
              <table:table-cell office:value-type="float" office:value="0.93066667">
                <text:p>0.93066667</text:p>
              </table:table-cell>
              <table:table-cell office:value-type="float" office:value="0.94458438">
                <text:p>0.94458438</text:p>
              </table:table-cell>
            </table:table-row>
            <table:table-row>
              <table:table-cell office:value-type="string">
                <text:p>15 Estimators</text:p>
                <draw:g>
                  <svg:desc>Precision.A4:Precision.A4</svg:desc>
                </draw:g>
              </table:table-cell>
              <table:table-cell office:value-type="float" office:value="0.97065463">
                <text:p>0.97065463</text:p>
                <draw:g>
                  <svg:desc>Precision.B4:Precision.K4</svg:desc>
                </draw:g>
              </table:table-cell>
              <table:table-cell office:value-type="float" office:value="0.97315436">
                <text:p>0.97315436</text:p>
              </table:table-cell>
              <table:table-cell office:value-type="float" office:value="0.93650794">
                <text:p>0.93650794</text:p>
              </table:table-cell>
              <table:table-cell office:value-type="float" office:value="0.94613583">
                <text:p>0.94613583</text:p>
              </table:table-cell>
              <table:table-cell office:value-type="float" office:value="0.95794393">
                <text:p>0.95794393</text:p>
              </table:table-cell>
              <table:table-cell office:value-type="float" office:value="0.95426829">
                <text:p>0.95426829</text:p>
              </table:table-cell>
              <table:table-cell office:value-type="float" office:value="0.95883777">
                <text:p>0.95883777</text:p>
              </table:table-cell>
              <table:table-cell office:value-type="float" office:value="0.96231156">
                <text:p>0.96231156</text:p>
              </table:table-cell>
              <table:table-cell office:value-type="float" office:value="0.93157895">
                <text:p>0.93157895</text:p>
              </table:table-cell>
              <table:table-cell office:value-type="float" office:value="0.94629156">
                <text:p>0.94629156</text:p>
              </table:table-cell>
            </table:table-row>
            <table:table-row>
              <table:table-cell office:value-type="string">
                <text:p>20 Estimators</text:p>
                <draw:g>
                  <svg:desc>Precision.A5:Precision.A5</svg:desc>
                </draw:g>
              </table:table-cell>
              <table:table-cell office:value-type="float" office:value="0.96629213">
                <text:p>0.96629213</text:p>
                <draw:g>
                  <svg:desc>Precision.B5:Precision.K5</svg:desc>
                </draw:g>
              </table:table-cell>
              <table:table-cell office:value-type="float" office:value="0.98185941">
                <text:p>0.98185941</text:p>
              </table:table-cell>
              <table:table-cell office:value-type="float" office:value="0.93506494">
                <text:p>0.93506494</text:p>
              </table:table-cell>
              <table:table-cell office:value-type="float" office:value="0.94131455">
                <text:p>0.94131455</text:p>
              </table:table-cell>
              <table:table-cell office:value-type="float" office:value="0.95402299">
                <text:p>0.95402299</text:p>
              </table:table-cell>
              <table:table-cell office:value-type="float" office:value="0.95718654">
                <text:p>0.95718654</text:p>
              </table:table-cell>
              <table:table-cell office:value-type="float" office:value="0.96601942">
                <text:p>0.96601942</text:p>
              </table:table-cell>
              <table:table-cell office:value-type="float" office:value="0.96984925">
                <text:p>0.96984925</text:p>
              </table:table-cell>
              <table:table-cell office:value-type="float" office:value="0.93333333">
                <text:p>0.93333333</text:p>
              </table:table-cell>
              <table:table-cell office:value-type="float" office:value="0.95115681">
                <text:p>0.95115681</text:p>
              </table:table-cell>
            </table:table-row>
            <table:table-row>
              <table:table-cell office:value-type="string">
                <text:p>25 Estimators</text:p>
                <draw:g>
                  <svg:desc>Precision.A6:Precision.A6</svg:desc>
                </draw:g>
              </table:table-cell>
              <table:table-cell office:value-type="float" office:value="0.97038724">
                <text:p>0.97038724</text:p>
                <draw:g>
                  <svg:desc>Precision.B6:Precision.K6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0.94225722">
                <text:p>0.94225722</text:p>
              </table:table-cell>
              <table:table-cell office:value-type="float" office:value="0.95192308">
                <text:p>0.95192308</text:p>
              </table:table-cell>
              <table:table-cell office:value-type="float" office:value="0.96487119">
                <text:p>0.96487119</text:p>
              </table:table-cell>
              <table:table-cell office:value-type="float" office:value="0.96307692">
                <text:p>0.96307692</text:p>
              </table:table-cell>
              <table:table-cell office:value-type="float" office:value="0.96368039">
                <text:p>0.96368039</text:p>
              </table:table-cell>
              <table:table-cell office:value-type="float" office:value="0.9725">
                <text:p>0.9725</text:p>
              </table:table-cell>
              <table:table-cell office:value-type="float" office:value="0.93281654">
                <text:p>0.93281654</text:p>
              </table:table-cell>
              <table:table-cell office:value-type="float" office:value="0.94936709">
                <text:p>0.94936709</text:p>
              </table:table-cell>
            </table:table-row>
            <table:table-row>
              <table:table-cell office:value-type="string">
                <text:p>30 Estimators</text:p>
                <draw:g>
                  <svg:desc>Precision.A7:Precision.A7</svg:desc>
                </draw:g>
              </table:table-cell>
              <table:table-cell office:value-type="float" office:value="0.97727273">
                <text:p>0.97727273</text:p>
                <draw:g>
                  <svg:desc>Precision.B7:Precision.K7</svg:desc>
                </draw:g>
              </table:table-cell>
              <table:table-cell office:value-type="float" office:value="0.98202247">
                <text:p>0.98202247</text:p>
              </table:table-cell>
              <table:table-cell office:value-type="float" office:value="0.94444444">
                <text:p>0.94444444</text:p>
              </table:table-cell>
              <table:table-cell office:value-type="float" office:value="0.94988067">
                <text:p>0.94988067</text:p>
              </table:table-cell>
              <table:table-cell office:value-type="float" office:value="0.96046512">
                <text:p>0.96046512</text:p>
              </table:table-cell>
              <table:table-cell office:value-type="float" office:value="0.95454545">
                <text:p>0.95454545</text:p>
              </table:table-cell>
              <table:table-cell office:value-type="float" office:value="0.97317073">
                <text:p>0.97317073</text:p>
              </table:table-cell>
              <table:table-cell office:value-type="float" office:value="0.9625">
                <text:p>0.9625</text:p>
              </table:table-cell>
              <table:table-cell office:value-type="float" office:value="0.93005181">
                <text:p>0.93005181</text:p>
              </table:table-cell>
              <table:table-cell office:value-type="float" office:value="0.94936709">
                <text:p>0.94936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2.956cm" style:legend-expansion="high" chart:style-name="ch2"/>
        <chart:plot-area chart:style-name="ch3" table:cell-range-address="Recall.A1:Recall.K7" chart:data-source-has-labels="both" svg:x="0.77cm" svg:y="0.855cm" svg:width="11.103cm" svg:height="7.545cm">
          <chartooo:coordinate-region svg:x="1.682cm" svg:y="1.054cm" svg:width="10.097cm" svg:height="6.699cm"/>
          <chart:axis chart:dimension="x" chart:name="primary-x" chart:style-name="ch4" chartooo:axis-type="auto">
            <chartooo:date-scale/>
            <chart:categories table:cell-range-address="Recall.B1:Recal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call.B2:Recall.K2" chart:label-cell-address="Recall.A2:Recall.A2" chart:class="chart:line">
            <chart:data-point chart:repeated="10"/>
          </chart:series>
          <chart:series chart:style-name="ch7" chart:values-cell-range-address="Recall.B3:Recall.K3" chart:label-cell-address="Recall.A3:Recall.A3" chart:class="chart:line">
            <chart:data-point chart:repeated="10"/>
          </chart:series>
          <chart:series chart:style-name="ch8" chart:values-cell-range-address="Recall.B4:Recall.K4" chart:label-cell-address="Recall.A4:Recall.A4" chart:class="chart:line">
            <chart:data-point chart:repeated="10"/>
          </chart:series>
          <chart:series chart:style-name="ch9" chart:values-cell-range-address="Recall.B5:Recall.K5" chart:label-cell-address="Recall.A5:Recall.A5" chart:class="chart:line">
            <chart:data-point chart:repeated="10"/>
          </chart:series>
          <chart:series chart:style-name="ch10" chart:values-cell-range-address="Recall.B6:Recall.K6" chart:label-cell-address="Recall.A6:Recall.A6" chart:class="chart:line">
            <chart:data-point chart:repeated="10"/>
          </chart:series>
          <chart:series chart:style-name="ch11" chart:values-cell-range-address="Recall.B7:Recall.K7" chart:label-cell-address="Recall.A7:Recall.A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Recall.B1:Recall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 Estimators</text:p>
                <draw:g>
                  <svg:desc>Recall.A2:Recall.A2</svg:desc>
                </draw:g>
              </table:table-cell>
              <table:table-cell office:value-type="float" office:value="0.97025172">
                <text:p>0.97025172</text:p>
                <draw:g>
                  <svg:desc>Recall.B2:Recall.K2</svg:desc>
                </draw:g>
              </table:table-cell>
              <table:table-cell office:value-type="float" office:value="0.97291196">
                <text:p>0.97291196</text:p>
              </table:table-cell>
              <table:table-cell office:value-type="float" office:value="0.94148936">
                <text:p>0.94148936</text:p>
              </table:table-cell>
              <table:table-cell office:value-type="float" office:value="0.88888889">
                <text:p>0.88888889</text:p>
              </table:table-cell>
              <table:table-cell office:value-type="float" office:value="0.9135514">
                <text:p>0.9135514</text:p>
              </table:table-cell>
              <table:table-cell office:value-type="float" office:value="0.86646884">
                <text:p>0.86646884</text:p>
              </table:table-cell>
              <table:table-cell office:value-type="float" office:value="0.94789082">
                <text:p>0.94789082</text:p>
              </table:table-cell>
              <table:table-cell office:value-type="float" office:value="0.95024876">
                <text:p>0.95024876</text:p>
              </table:table-cell>
              <table:table-cell office:value-type="float" office:value="0.84293194">
                <text:p>0.84293194</text:p>
              </table:table-cell>
              <table:table-cell office:value-type="float" office:value="0.86069652">
                <text:p>0.86069652</text:p>
              </table:table-cell>
            </table:table-row>
            <table:table-row>
              <table:table-cell office:value-type="string">
                <text:p>10 Estimators</text:p>
                <draw:g>
                  <svg:desc>Recall.A3:Recall.A3</svg:desc>
                </draw:g>
              </table:table-cell>
              <table:table-cell office:value-type="float" office:value="0.98169336">
                <text:p>0.98169336</text:p>
                <draw:g>
                  <svg:desc>Recall.B3:Recall.K3</svg:desc>
                </draw:g>
              </table:table-cell>
              <table:table-cell office:value-type="float" office:value="0.98645598">
                <text:p>0.98645598</text:p>
              </table:table-cell>
              <table:table-cell office:value-type="float" office:value="0.94148936">
                <text:p>0.94148936</text:p>
              </table:table-cell>
              <table:table-cell office:value-type="float" office:value="0.93144208">
                <text:p>0.93144208</text:p>
              </table:table-cell>
              <table:table-cell office:value-type="float" office:value="0.93925234">
                <text:p>0.93925234</text:p>
              </table:table-cell>
              <table:table-cell office:value-type="float" office:value="0.91394659">
                <text:p>0.91394659</text:p>
              </table:table-cell>
              <table:table-cell office:value-type="float" office:value="0.98511166">
                <text:p>0.98511166</text:p>
              </table:table-cell>
              <table:table-cell office:value-type="float" office:value="0.95522388">
                <text:p>0.95522388</text:p>
              </table:table-cell>
              <table:table-cell office:value-type="float" office:value="0.91361257">
                <text:p>0.91361257</text:p>
              </table:table-cell>
              <table:table-cell office:value-type="float" office:value="0.93283582">
                <text:p>0.93283582</text:p>
              </table:table-cell>
            </table:table-row>
            <table:table-row>
              <table:table-cell office:value-type="string">
                <text:p>15 Estimators</text:p>
                <draw:g>
                  <svg:desc>Recall.A4:Recall.A4</svg:desc>
                </draw:g>
              </table:table-cell>
              <table:table-cell office:value-type="float" office:value="0.98398169">
                <text:p>0.98398169</text:p>
                <draw:g>
                  <svg:desc>Recall.B4:Recall.K4</svg:desc>
                </draw:g>
              </table:table-cell>
              <table:table-cell office:value-type="float" office:value="0.98194131">
                <text:p>0.98194131</text:p>
              </table:table-cell>
              <table:table-cell office:value-type="float" office:value="0.94148936">
                <text:p>0.94148936</text:p>
              </table:table-cell>
              <table:table-cell office:value-type="float" office:value="0.95508274">
                <text:p>0.95508274</text:p>
              </table:table-cell>
              <table:table-cell office:value-type="float" office:value="0.95794393">
                <text:p>0.95794393</text:p>
              </table:table-cell>
              <table:table-cell office:value-type="float" office:value="0.92878338">
                <text:p>0.92878338</text:p>
              </table:table-cell>
              <table:table-cell office:value-type="float" office:value="0.98263027">
                <text:p>0.98263027</text:p>
              </table:table-cell>
              <table:table-cell office:value-type="float" office:value="0.95273632">
                <text:p>0.95273632</text:p>
              </table:table-cell>
              <table:table-cell office:value-type="float" office:value="0.92670157">
                <text:p>0.92670157</text:p>
              </table:table-cell>
              <table:table-cell office:value-type="float" office:value="0.92039801">
                <text:p>0.92039801</text:p>
              </table:table-cell>
            </table:table-row>
            <table:table-row>
              <table:table-cell office:value-type="string">
                <text:p>20 Estimators</text:p>
                <draw:g>
                  <svg:desc>Recall.A5:Recall.A5</svg:desc>
                </draw:g>
              </table:table-cell>
              <table:table-cell office:value-type="float" office:value="0.98398169">
                <text:p>0.98398169</text:p>
                <draw:g>
                  <svg:desc>Recall.B5:Recall.K5</svg:desc>
                </draw:g>
              </table:table-cell>
              <table:table-cell office:value-type="float" office:value="0.97742664">
                <text:p>0.97742664</text:p>
              </table:table-cell>
              <table:table-cell office:value-type="float" office:value="0.95744681">
                <text:p>0.95744681</text:p>
              </table:table-cell>
              <table:table-cell office:value-type="float" office:value="0.94799054">
                <text:p>0.94799054</text:p>
              </table:table-cell>
              <table:table-cell office:value-type="float" office:value="0.96962617">
                <text:p>0.96962617</text:p>
              </table:table-cell>
              <table:table-cell office:value-type="float" office:value="0.92878338">
                <text:p>0.92878338</text:p>
              </table:table-cell>
              <table:table-cell office:value-type="float" office:value="0.98759305">
                <text:p>0.98759305</text:p>
              </table:table-cell>
              <table:table-cell office:value-type="float" office:value="0.960199">
                <text:p>0.960199</text:p>
              </table:table-cell>
              <table:table-cell office:value-type="float" office:value="0.91623037">
                <text:p>0.91623037</text:p>
              </table:table-cell>
              <table:table-cell office:value-type="float" office:value="0.92039801">
                <text:p>0.92039801</text:p>
              </table:table-cell>
            </table:table-row>
            <table:table-row>
              <table:table-cell office:value-type="string">
                <text:p>25 Estimators</text:p>
                <draw:g>
                  <svg:desc>Recall.A6:Recall.A6</svg:desc>
                </draw:g>
              </table:table-cell>
              <table:table-cell office:value-type="float" office:value="0.97482838">
                <text:p>0.97482838</text:p>
                <draw:g>
                  <svg:desc>Recall.B6:Recall.K6</svg:desc>
                </draw:g>
              </table:table-cell>
              <table:table-cell office:value-type="float" office:value="0.99548533">
                <text:p>0.99548533</text:p>
              </table:table-cell>
              <table:table-cell office:value-type="float" office:value="0.95478723">
                <text:p>0.95478723</text:p>
              </table:table-cell>
              <table:table-cell office:value-type="float" office:value="0.93617021">
                <text:p>0.93617021</text:p>
              </table:table-cell>
              <table:table-cell office:value-type="float" office:value="0.96261682">
                <text:p>0.96261682</text:p>
              </table:table-cell>
              <table:table-cell office:value-type="float" office:value="0.92878338">
                <text:p>0.92878338</text:p>
              </table:table-cell>
              <table:table-cell office:value-type="float" office:value="0.98759305">
                <text:p>0.98759305</text:p>
              </table:table-cell>
              <table:table-cell office:value-type="float" office:value="0.96766169">
                <text:p>0.96766169</text:p>
              </table:table-cell>
              <table:table-cell office:value-type="float" office:value="0.94502618">
                <text:p>0.94502618</text:p>
              </table:table-cell>
              <table:table-cell office:value-type="float" office:value="0.93283582">
                <text:p>0.93283582</text:p>
              </table:table-cell>
            </table:table-row>
            <table:table-row>
              <table:table-cell office:value-type="string">
                <text:p>30 Estimators</text:p>
                <draw:g>
                  <svg:desc>Recall.A7:Recall.A7</svg:desc>
                </draw:g>
              </table:table-cell>
              <table:table-cell office:value-type="float" office:value="0.98398169">
                <text:p>0.98398169</text:p>
                <draw:g>
                  <svg:desc>Recall.B7:Recall.K7</svg:desc>
                </draw:g>
              </table:table-cell>
              <table:table-cell office:value-type="float" office:value="0.98645598">
                <text:p>0.98645598</text:p>
              </table:table-cell>
              <table:table-cell office:value-type="float" office:value="0.94946809">
                <text:p>0.94946809</text:p>
              </table:table-cell>
              <table:table-cell office:value-type="float" office:value="0.94089835">
                <text:p>0.94089835</text:p>
              </table:table-cell>
              <table:table-cell office:value-type="float" office:value="0.96495327">
                <text:p>0.96495327</text:p>
              </table:table-cell>
              <table:table-cell office:value-type="float" office:value="0.9347181">
                <text:p>0.9347181</text:p>
              </table:table-cell>
              <table:table-cell office:value-type="float" office:value="0.99007444">
                <text:p>0.99007444</text:p>
              </table:table-cell>
              <table:table-cell office:value-type="float" office:value="0.95771144">
                <text:p>0.95771144</text:p>
              </table:table-cell>
              <table:table-cell office:value-type="float" office:value="0.93979058">
                <text:p>0.93979058</text:p>
              </table:table-cell>
              <table:table-cell office:value-type="float" office:value="0.93283582">
                <text:p>0.93283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2.956cm" style:legend-expansion="high" chart:style-name="ch2"/>
        <chart:plot-area chart:style-name="ch3" table:cell-range-address="Support.A1:Support.K7" chart:data-source-has-labels="both" svg:x="0.77cm" svg:y="0.855cm" svg:width="11.103cm" svg:height="7.545cm">
          <chartooo:coordinate-region svg:x="1.577cm" svg:y="1.054cm" svg:width="10.202cm" svg:height="6.699cm"/>
          <chart:axis chart:dimension="x" chart:name="primary-x" chart:style-name="ch4" chartooo:axis-type="auto">
            <chartooo:date-scale/>
            <chart:categories table:cell-range-address="Support.B1:Support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pport.B2:Support.K2" chart:label-cell-address="Support.A2:Support.A2" chart:class="chart:line">
            <chart:data-point chart:repeated="10"/>
          </chart:series>
          <chart:series chart:style-name="ch7" chart:values-cell-range-address="Support.B3:Support.K3" chart:label-cell-address="Support.A3:Support.A3" chart:class="chart:line">
            <chart:data-point chart:repeated="10"/>
          </chart:series>
          <chart:series chart:style-name="ch8" chart:values-cell-range-address="Support.B4:Support.K4" chart:label-cell-address="Support.A4:Support.A4" chart:class="chart:line">
            <chart:data-point chart:repeated="10"/>
          </chart:series>
          <chart:series chart:style-name="ch9" chart:values-cell-range-address="Support.B5:Support.K5" chart:label-cell-address="Support.A5:Support.A5" chart:class="chart:line">
            <chart:data-point chart:repeated="10"/>
          </chart:series>
          <chart:series chart:style-name="ch10" chart:values-cell-range-address="Support.B6:Support.K6" chart:label-cell-address="Support.A6:Support.A6" chart:class="chart:line">
            <chart:data-point chart:repeated="10"/>
          </chart:series>
          <chart:series chart:style-name="ch11" chart:values-cell-range-address="Support.B7:Support.K7" chart:label-cell-address="Support.A7:Support.A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upport.B1:Support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 Estimators</text:p>
                <draw:g>
                  <svg:desc>Support.A2:Support.A2</svg:desc>
                </draw:g>
              </table:table-cell>
              <table:table-cell office:value-type="float" office:value="437">
                <text:p>437</text:p>
                <draw:g>
                  <svg:desc>Support.B2:Support.K2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 Estimators</text:p>
                <draw:g>
                  <svg:desc>Support.A3:Support.A3</svg:desc>
                </draw:g>
              </table:table-cell>
              <table:table-cell office:value-type="float" office:value="437">
                <text:p>437</text:p>
                <draw:g>
                  <svg:desc>Support.B3:Support.K3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 Estimators</text:p>
                <draw:g>
                  <svg:desc>Support.A4:Support.A4</svg:desc>
                </draw:g>
              </table:table-cell>
              <table:table-cell office:value-type="float" office:value="437">
                <text:p>437</text:p>
                <draw:g>
                  <svg:desc>Support.B4:Support.K4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 Estimators</text:p>
                <draw:g>
                  <svg:desc>Support.A5:Support.A5</svg:desc>
                </draw:g>
              </table:table-cell>
              <table:table-cell office:value-type="float" office:value="437">
                <text:p>437</text:p>
                <draw:g>
                  <svg:desc>Support.B5:Support.K5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 Estimators</text:p>
                <draw:g>
                  <svg:desc>Support.A6:Support.A6</svg:desc>
                </draw:g>
              </table:table-cell>
              <table:table-cell office:value-type="float" office:value="437">
                <text:p>437</text:p>
                <draw:g>
                  <svg:desc>Support.B6:Support.K6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0 Estimators</text:p>
                <draw:g>
                  <svg:desc>Support.A7:Support.A7</svg:desc>
                </draw:g>
              </table:table-cell>
              <table:table-cell office:value-type="float" office:value="437">
                <text:p>437</text:p>
                <draw:g>
                  <svg:desc>Support.B7:Support.K7</svg:desc>
                </draw:g>
              </table:table-cell>
              <table:table-cell office:value-type="float" office:value="443">
                <text:p>443</text:p>
              </table:table-cell>
              <table:table-cell office:value-type="float" office:value="376">
                <text:p>376</text:p>
              </table:table-cell>
              <table:table-cell office:value-type="float" office:value="423">
                <text:p>423</text:p>
              </table:table-cell>
              <table:table-cell office:value-type="float" office:value="428">
                <text:p>428</text:p>
              </table:table-cell>
              <table:table-cell office:value-type="float" office:value="337">
                <text:p>337</text:p>
              </table:table-cell>
              <table:table-cell office:value-type="float" office:value="403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82">
                <text:p>382</text:p>
              </table:table-cell>
              <table:table-cell office:value-type="float" office:value="402">
                <text:p>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2.956cm" style:legend-expansion="high" chart:style-name="ch2"/>
        <chart:plot-area chart:style-name="ch3" table:cell-range-address="Fscore.A1:Fscore.K7" chart:data-source-has-labels="both" svg:x="0.77cm" svg:y="0.855cm" svg:width="11.103cm" svg:height="7.545cm">
          <chartooo:coordinate-region svg:x="1.682cm" svg:y="1.054cm" svg:width="10.097cm" svg:height="6.699cm"/>
          <chart:axis chart:dimension="x" chart:name="primary-x" chart:style-name="ch4" chartooo:axis-type="auto">
            <chartooo:date-scale/>
            <chart:categories table:cell-range-address="Fscore.B1:Fscore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score.B2:Fscore.K2" chart:label-cell-address="Fscore.A2:Fscore.A2" chart:class="chart:line">
            <chart:data-point chart:repeated="10"/>
          </chart:series>
          <chart:series chart:style-name="ch7" chart:values-cell-range-address="Fscore.B3:Fscore.K3" chart:label-cell-address="Fscore.A3:Fscore.A3" chart:class="chart:line">
            <chart:data-point chart:repeated="10"/>
          </chart:series>
          <chart:series chart:style-name="ch8" chart:values-cell-range-address="Fscore.B4:Fscore.K4" chart:label-cell-address="Fscore.A4:Fscore.A4" chart:class="chart:line">
            <chart:data-point chart:repeated="10"/>
          </chart:series>
          <chart:series chart:style-name="ch9" chart:values-cell-range-address="Fscore.B5:Fscore.K5" chart:label-cell-address="Fscore.A5:Fscore.A5" chart:class="chart:line">
            <chart:data-point chart:repeated="10"/>
          </chart:series>
          <chart:series chart:style-name="ch10" chart:values-cell-range-address="Fscore.B6:Fscore.K6" chart:label-cell-address="Fscore.A6:Fscore.A6" chart:class="chart:line">
            <chart:data-point chart:repeated="10"/>
          </chart:series>
          <chart:series chart:style-name="ch11" chart:values-cell-range-address="Fscore.B7:Fscore.K7" chart:label-cell-address="Fscore.A7:Fscore.A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Fscore.B1:Fscore.K1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5 Estimators</text:p>
                <draw:g>
                  <svg:desc>Fscore.A2:Fscore.A2</svg:desc>
                </draw:g>
              </table:table-cell>
              <table:table-cell office:value-type="float" office:value="0.94013304">
                <text:p>0.94013304</text:p>
                <draw:g>
                  <svg:desc>Fscore.B2:Fscore.K2</svg:desc>
                </draw:g>
              </table:table-cell>
              <table:table-cell office:value-type="float" office:value="0.96205357">
                <text:p>0.96205357</text:p>
              </table:table-cell>
              <table:table-cell office:value-type="float" office:value="0.91354839">
                <text:p>0.91354839</text:p>
              </table:table-cell>
              <table:table-cell office:value-type="float" office:value="0.8941736">
                <text:p>0.8941736</text:p>
              </table:table-cell>
              <table:table-cell office:value-type="float" office:value="0.91676436">
                <text:p>0.91676436</text:p>
              </table:table-cell>
              <table:table-cell office:value-type="float" office:value="0.86518519">
                <text:p>0.86518519</text:p>
              </table:table-cell>
              <table:table-cell office:value-type="float" office:value="0.95143213">
                <text:p>0.95143213</text:p>
              </table:table-cell>
              <table:table-cell office:value-type="float" office:value="0.94320988">
                <text:p>0.94320988</text:p>
              </table:table-cell>
              <table:table-cell office:value-type="float" office:value="0.88340192">
                <text:p>0.88340192</text:p>
              </table:table-cell>
              <table:table-cell office:value-type="float" office:value="0.88491049">
                <text:p>0.88491049</text:p>
              </table:table-cell>
            </table:table-row>
            <table:table-row>
              <table:table-cell office:value-type="string">
                <text:p>10 Estimators</text:p>
                <draw:g>
                  <svg:desc>Fscore.A3:Fscore.A3</svg:desc>
                </draw:g>
              </table:table-cell>
              <table:table-cell office:value-type="float" office:value="0.975">
                <text:p>0.975</text:p>
                <draw:g>
                  <svg:desc>Fscore.B3:Fscore.K3</svg:desc>
                </draw:g>
              </table:table-cell>
              <table:table-cell office:value-type="float" office:value="0.9787234">
                <text:p>0.9787234</text:p>
              </table:table-cell>
              <table:table-cell office:value-type="float" office:value="0.93157895">
                <text:p>0.93157895</text:p>
              </table:table-cell>
              <table:table-cell office:value-type="float" office:value="0.93254438">
                <text:p>0.93254438</text:p>
              </table:table-cell>
              <table:table-cell office:value-type="float" office:value="0.94811321">
                <text:p>0.94811321</text:p>
              </table:table-cell>
              <table:table-cell office:value-type="float" office:value="0.92911011">
                <text:p>0.92911011</text:p>
              </table:table-cell>
              <table:table-cell office:value-type="float" office:value="0.96711328">
                <text:p>0.96711328</text:p>
              </table:table-cell>
              <table:table-cell office:value-type="float" office:value="0.96">
                <text:p>0.96</text:p>
              </table:table-cell>
              <table:table-cell office:value-type="float" office:value="0.92206077">
                <text:p>0.92206077</text:p>
              </table:table-cell>
              <table:table-cell office:value-type="float" office:value="0.93867334">
                <text:p>0.93867334</text:p>
              </table:table-cell>
            </table:table-row>
            <table:table-row>
              <table:table-cell office:value-type="string">
                <text:p>15 Estimators</text:p>
                <draw:g>
                  <svg:desc>Fscore.A4:Fscore.A4</svg:desc>
                </draw:g>
              </table:table-cell>
              <table:table-cell office:value-type="float" office:value="0.97727273">
                <text:p>0.97727273</text:p>
                <draw:g>
                  <svg:desc>Fscore.B4:Fscore.K4</svg:desc>
                </draw:g>
              </table:table-cell>
              <table:table-cell office:value-type="float" office:value="0.97752809">
                <text:p>0.97752809</text:p>
              </table:table-cell>
              <table:table-cell office:value-type="float" office:value="0.93899204">
                <text:p>0.93899204</text:p>
              </table:table-cell>
              <table:table-cell office:value-type="float" office:value="0.95058824">
                <text:p>0.95058824</text:p>
              </table:table-cell>
              <table:table-cell office:value-type="float" office:value="0.95794393">
                <text:p>0.95794393</text:p>
              </table:table-cell>
              <table:table-cell office:value-type="float" office:value="0.94135338">
                <text:p>0.94135338</text:p>
              </table:table-cell>
              <table:table-cell office:value-type="float" office:value="0.97058824">
                <text:p>0.97058824</text:p>
              </table:table-cell>
              <table:table-cell office:value-type="float" office:value="0.9575">
                <text:p>0.9575</text:p>
              </table:table-cell>
              <table:table-cell office:value-type="float" office:value="0.92913386">
                <text:p>0.92913386</text:p>
              </table:table-cell>
              <table:table-cell office:value-type="float" office:value="0.9331652">
                <text:p>0.9331652</text:p>
              </table:table-cell>
            </table:table-row>
            <table:table-row>
              <table:table-cell office:value-type="string">
                <text:p>20 Estimators</text:p>
                <draw:g>
                  <svg:desc>Fscore.A5:Fscore.A5</svg:desc>
                </draw:g>
              </table:table-cell>
              <table:table-cell office:value-type="float" office:value="0.97505669">
                <text:p>0.97505669</text:p>
                <draw:g>
                  <svg:desc>Fscore.B5:Fscore.K5</svg:desc>
                </draw:g>
              </table:table-cell>
              <table:table-cell office:value-type="float" office:value="0.97963801">
                <text:p>0.97963801</text:p>
              </table:table-cell>
              <table:table-cell office:value-type="float" office:value="0.94612352">
                <text:p>0.94612352</text:p>
              </table:table-cell>
              <table:table-cell office:value-type="float" office:value="0.94464075">
                <text:p>0.94464075</text:p>
              </table:table-cell>
              <table:table-cell office:value-type="float" office:value="0.9617613">
                <text:p>0.9617613</text:p>
              </table:table-cell>
              <table:table-cell office:value-type="float" office:value="0.94277108">
                <text:p>0.94277108</text:p>
              </table:table-cell>
              <table:table-cell office:value-type="float" office:value="0.97668712">
                <text:p>0.97668712</text:p>
              </table:table-cell>
              <table:table-cell office:value-type="float" office:value="0.965">
                <text:p>0.965</text:p>
              </table:table-cell>
              <table:table-cell office:value-type="float" office:value="0.92470277">
                <text:p>0.92470277</text:p>
              </table:table-cell>
              <table:table-cell office:value-type="float" office:value="0.93552465">
                <text:p>0.93552465</text:p>
              </table:table-cell>
            </table:table-row>
            <table:table-row>
              <table:table-cell office:value-type="string">
                <text:p>25 Estimators</text:p>
                <draw:g>
                  <svg:desc>Fscore.A6:Fscore.A6</svg:desc>
                </draw:g>
              </table:table-cell>
              <table:table-cell office:value-type="float" office:value="0.97260274">
                <text:p>0.97260274</text:p>
                <draw:g>
                  <svg:desc>Fscore.B6:Fscore.K6</svg:desc>
                </draw:g>
              </table:table-cell>
              <table:table-cell office:value-type="float" office:value="0.98768197">
                <text:p>0.98768197</text:p>
              </table:table-cell>
              <table:table-cell office:value-type="float" office:value="0.94848085">
                <text:p>0.94848085</text:p>
              </table:table-cell>
              <table:table-cell office:value-type="float" office:value="0.94398093">
                <text:p>0.94398093</text:p>
              </table:table-cell>
              <table:table-cell office:value-type="float" office:value="0.96374269">
                <text:p>0.96374269</text:p>
              </table:table-cell>
              <table:table-cell office:value-type="float" office:value="0.94561934">
                <text:p>0.94561934</text:p>
              </table:table-cell>
              <table:table-cell office:value-type="float" office:value="0.9754902">
                <text:p>0.9754902</text:p>
              </table:table-cell>
              <table:table-cell office:value-type="float" office:value="0.97007481">
                <text:p>0.97007481</text:p>
              </table:table-cell>
              <table:table-cell office:value-type="float" office:value="0.93888166">
                <text:p>0.93888166</text:p>
              </table:table-cell>
              <table:table-cell office:value-type="float" office:value="0.94102886">
                <text:p>0.94102886</text:p>
              </table:table-cell>
            </table:table-row>
            <table:table-row>
              <table:table-cell office:value-type="string">
                <text:p>30 Estimators</text:p>
                <draw:g>
                  <svg:desc>Fscore.A7:Fscore.A7</svg:desc>
                </draw:g>
              </table:table-cell>
              <table:table-cell office:value-type="float" office:value="0.98061574">
                <text:p>0.98061574</text:p>
                <draw:g>
                  <svg:desc>Fscore.B7:Fscore.K7</svg:desc>
                </draw:g>
              </table:table-cell>
              <table:table-cell office:value-type="float" office:value="0.98423423">
                <text:p>0.98423423</text:p>
              </table:table-cell>
              <table:table-cell office:value-type="float" office:value="0.9469496">
                <text:p>0.9469496</text:p>
              </table:table-cell>
              <table:table-cell office:value-type="float" office:value="0.94536817">
                <text:p>0.94536817</text:p>
              </table:table-cell>
              <table:table-cell office:value-type="float" office:value="0.96270396">
                <text:p>0.96270396</text:p>
              </table:table-cell>
              <table:table-cell office:value-type="float" office:value="0.94452774">
                <text:p>0.94452774</text:p>
              </table:table-cell>
              <table:table-cell office:value-type="float" office:value="0.98154982">
                <text:p>0.98154982</text:p>
              </table:table-cell>
              <table:table-cell office:value-type="float" office:value="0.96009975">
                <text:p>0.96009975</text:p>
              </table:table-cell>
              <table:table-cell office:value-type="float" office:value="0.93489583">
                <text:p>0.93489583</text:p>
              </table:table-cell>
              <table:table-cell office:value-type="float" office:value="0.94102886">
                <text:p>0.941028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